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8.491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0000" loext:opacity="100%" style:font-name="Times New Roman" style:font-name-asian="MS Mincho" style:font-name-complex="Arial" style:language-complex="ar" style:country-complex="SA"/>
    </style:style>
    <style:style style:name="T2" style:family="text">
      <style:text-properties fo:color="#000000" loext:opacity="100%" style:font-name="Times New Roman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Referência:</text:span></text:span></text:p>
      <text:p text:style-name="Standard"><text:span text:style-name="Strong_20_Emphasis"><text:span text:style-name="T2">PATTERSON, David A.; HENNESSY, John L. Organização e Projeto de Computadores: A Interface Hardware/Software. 5 ed. Rio de Janeiro: Elsevier, 2017.</text:span></text:span></text:p>
      <text:p text:style-name="P1"/>
      <text:p text:style-name="P1">Exercício 6.7</text:p>
      <text:p text:style-name="P2">Considere as seguintes partes de dois programas diferentes rodando ao mesmo tempo com quatro processadores em um processador multicore simétrico (SMP). Suponha que, antes que esse código seja executado, tanto X quanto Y sejam 0.</text:p>
      <text:p text:style-name="P2"/>
      <table:table table:name="Tabela1" table:style-name="Tabela1">
        <table:table-column table:style-name="Tabela1.A" table:number-columns-repeated="2"/>
        <table:table-row table:style-name="TableLine93918076461744">
          <table:table-cell table:style-name="Tabela1.A1" office:value-type="string">
            <text:p text:style-name="P3">Core 1</text:p>
          </table:table-cell>
          <table:table-cell table:style-name="Tabela1.A1" office:value-type="string">
            <text:p text:style-name="Standard">X=2;</text:p>
          </table:table-cell>
        </table:table-row>
        <table:table-row table:style-name="TableLine93918070794784">
          <table:table-cell table:style-name="Tabela1.A1" office:value-type="string">
            <text:p text:style-name="P3">Core 2</text:p>
          </table:table-cell>
          <table:table-cell table:style-name="Tabela1.A1" office:value-type="string">
            <text:p text:style-name="Standard">Y=2;</text:p>
          </table:table-cell>
        </table:table-row>
        <table:table-row table:style-name="TableLine93918061618960">
          <table:table-cell table:style-name="Tabela1.A1" office:value-type="string">
            <text:p text:style-name="P3">Core 3</text:p>
          </table:table-cell>
          <table:table-cell table:style-name="Tabela1.A1" office:value-type="string">
            <text:p text:style-name="Standard">W=X+Y+1;</text:p>
          </table:table-cell>
        </table:table-row>
        <table:table-row table:style-name="TableLine93918076310048">
          <table:table-cell table:style-name="Tabela1.A1" office:value-type="string">
            <text:p text:style-name="P3">Core 4</text:p>
          </table:table-cell>
          <table:table-cell table:style-name="Tabela1.A1" office:value-type="string">
            <text:p text:style-name="Standard">Z=X+Y;</text:p>
          </table:table-cell>
        </table:table-row>
      </table:table>
      <text:p text:style-name="P2"/>
      <text:p text:style-name="P2"><text:span text:style-name="Fonte_20_parág._20_padrão"><text:span text:style-name="T3">6.7.1</text:span></text:span> [10] &lt;§6.5&gt; Quais são todos os valores resultantes possíveis de W, X, Y e Z? Você precisará examinar todas as intercalações possíveis das instruções.</text:p>
      <text:p text:style-name="P2"/>
      <text:p text:style-name="P2"><text:span text:style-name="Fonte_20_parág._20_padrão"><text:span text:style-name="T3">6.7.2</text:span></text:span> [5] &lt;§6.5&gt; Como você poderia tornar a execução mais determinística, de modo que somente um conjunto de valores seja possível?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Liberation Serif" style:font-family-asian="'Liberation Serif'" style:font-family-generic-asian="roman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Liberation Serif" style:font-family-asian="'Liberation Serif'" style:font-family-generic-asian="roma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" style:family="paragraph" style:parent-style-name="Caption" style:class="extra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initial-creator>Paulo Cesar Gonçalves</meta:initial-creator>
    <meta:creation-date>2014-11-06T16:16:00Z</meta:creation-date>
    <dc:date>2021-04-29T15:16:24.368687436</dc:date>
    <meta:editing-cycles>123</meta:editing-cycles>
    <meta:editing-duration>PT6H56M28S</meta:editing-duration>
    <meta:document-statistic meta:table-count="1" meta:image-count="0" meta:object-count="0" meta:page-count="1" meta:paragraph-count="14" meta:word-count="117" meta:character-count="730" meta:non-whitespace-character-count="627"/>
    <meta:template xlink:type="simple" xlink:actuate="onRequest" xlink:title="" xlink:href="Normal"/>
  </office:meta>
</office:document-meta>
</file>